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c08" officeooo:paragraph-rsid="0000c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numero d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6:55:13.415586484</meta:creation-date>
    <dc:date>2023-06-20T16:55:33.504460139</dc:date>
    <meta:editing-duration>PT21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7.3.7.2$Linux_X86_64 LibreOffice_project/30$Build-2</meta:generator>
  </office:meta>
</office:document-meta>
</file>